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table-cell-properties fo:background-color="#c0c0c0" fo:padding="0.0382in" fo:border="0.05pt solid #000000">
        <style:background-image/>
      </style:table-cell-properties>
    </style:style>
    <style:style style:name="Table2.A2" style:family="table-cell">
      <style:table-cell-properties fo:background-color="#c0c0c0" fo:padding="0.0382in" fo:border-left="0.05pt solid #000000" fo:border-right="none" fo:border-top="none" fo:border-bottom="0.05pt solid #000000">
        <style:background-image/>
      </style:table-cell-properties>
    </style:style>
    <style:style style:name="Table2.B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17" style:family="table-row">
      <style:table-row-properties fo:background-color="transparent" fo:keep-together="auto">
        <style:background-image/>
      </style:table-row-properties>
    </style:style>
    <style:style style:name="Table2.A17" style:family="table-cell">
      <style:table-cell-properties style:vertical-align="" fo:background-color="#c0c0c0" fo:padding="0.0382in" fo:border="0.05pt solid #000000">
        <style:background-image/>
      </style:table-cell-properties>
    </style:style>
    <style:style style:name="Table2.A18" style:family="table-cell">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17" style:family="table-row">
      <style:table-row-properties style:min-row-height="0.3326in"/>
    </style:style>
    <style:style style:name="Table4.A17" style:family="table-cell">
      <style:table-cell-properties fo:padding="0.0382in" fo:border-left="0.05pt solid #000000" fo:border-right="none" fo:border-top="none" fo:border-bottom="0.05pt solid #000000"/>
    </style:style>
    <style:style style:name="Table4.C17" style:family="table-cell">
      <style:table-cell-properties style:vertical-align="bottom" fo:padding="0.0382in" fo:border-left="0.05pt solid #000000" fo:border-right="none" fo:border-top="none" fo:border-bottom="0.05pt solid #000000"/>
    </style:style>
    <style:style style:name="Table4.F17" style:family="table-cell">
      <style:table-cell-properties style:vertical-align="bottom" fo:padding="0.0382in" fo:border-left="0.05pt solid #000000" fo:border-right="0.05pt solid #000000" fo:border-top="none" fo:border-bottom="0.05pt solid #000000"/>
    </style:style>
    <style:style style:name="Table4.19" style:family="table-row">
      <style:table-row-properties style:min-row-height="0.541in"/>
    </style:style>
    <style:style style:name="Table4.A19"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6"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8"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8pt" style:font-size-asian="8pt" style:font-size-complex="8pt"/>
    </style:style>
    <style:style style:name="P1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5" style:family="paragraph" style:parent-style-name="Table_20_Contents">
      <style:text-properties style:font-name="Ubuntu"/>
    </style:style>
    <style:style style:name="P16"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7"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line-height="100%"/>
      <style:text-properties style:font-name="Ubuntu" fo:font-size="8pt" style:font-size-asian="8pt" style:font-size-complex="8pt"/>
    </style:style>
    <style:style style:name="P21"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2" style:family="paragraph" style:parent-style-name="Table_20_Contents">
      <style:paragraph-properties fo:text-align="center" style:justify-single-word="false"/>
      <style:text-properties style:font-name="Ubuntu" fo:font-size="8pt" style:font-size-asian="8pt" style:font-size-complex="8pt"/>
    </style:style>
    <style:style style:name="P23" style:family="paragraph" style:parent-style-name="Table_20_Contents">
      <style:paragraph-properties fo:text-align="start" style:justify-single-word="false"/>
      <style:text-properties style:font-name="Ubuntu" fo:font-size="8pt" style:font-size-asian="8pt" style:font-size-complex="8pt"/>
    </style:style>
    <style:style style:name="P24"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5"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6" style:family="paragraph" style:parent-style-name="Table_20_Contents">
      <style:paragraph-properties fo:text-align="center" style:justify-single-word="false"/>
      <style:text-properties style:font-name="Ubuntu" fo:font-weight="bold" style:font-weight-asian="bold" style:font-weight-complex="bold"/>
    </style:style>
    <style:style style:name="P27"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28" style:family="paragraph" style:parent-style-name="Table_20_Contents">
      <style:paragraph-properties fo:text-align="center" style:justify-single-word="false"/>
      <style:text-properties style:font-name="Ubuntu" fo:font-size="7pt" style:font-size-asian="7pt" style:font-size-complex="7pt"/>
    </style:style>
    <style:style style:name="P29"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1" style:family="paragraph" style:parent-style-name="Table_20_Contents">
      <style:paragraph-properties fo:line-height="100%"/>
      <style:text-properties style:font-name="Ubuntu" fo:font-size="10pt" style:font-size-asian="10pt" style:font-size-complex="10pt"/>
    </style:style>
    <style:style style:name="P32" style:family="paragraph" style:parent-style-name="Table_20_Contents">
      <style:paragraph-properties fo:line-height="100%"/>
      <style:text-properties style:font-name="Ubuntu"/>
    </style:style>
    <style:style style:name="P33"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4" style:family="paragraph" style:parent-style-name="Standard">
      <style:paragraph-properties fo:text-align="start" style:justify-single-word="false"/>
      <style:text-properties style:font-name="Ubuntu" fo:font-size="8pt" style:font-size-asian="8pt" style:font-size-complex="8pt"/>
    </style:style>
    <style:style style:name="P35" style:family="paragraph" style:parent-style-name="Table_20_Contents">
      <style:paragraph-properties fo:line-height="100%" fo:text-align="start" style:justify-single-word="false"/>
      <style:text-properties style:font-name="Ubuntu" fo:font-size="8pt" fo:font-weight="normal" officeooo:paragraph-rsid="0005f615" style:font-size-asian="8pt" style:font-weight-asian="normal" style:font-size-complex="8pt" style:font-weight-complex="normal"/>
    </style:style>
    <style:style style:name="P36" style:family="paragraph" style:parent-style-name="Table_20_Contents">
      <style:paragraph-properties fo:line-height="100%" fo:text-align="start" style:justify-single-word="false"/>
      <style:text-properties style:font-name="Ubuntu" fo:font-size="8pt" fo:font-weight="normal" officeooo:paragraph-rsid="001cb6e4"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style:font-name="Ubuntu" fo:font-size="8pt" style:font-size-asian="8pt" style:font-size-complex="8pt"/>
    </style:style>
    <style:style style:name="P38" style:family="paragraph">
      <style:paragraph-properties fo:text-align="start"/>
      <style:text-properties style:text-line-through-style="none" style:text-line-through-type="none" style:font-name="Verdana" fo:font-style="normal" style:text-underline-style="none"/>
    </style:style>
    <style:style style:name="P39"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font-weight="normal" officeooo:rsid="001a92be" style:font-weight-asian="normal" style:font-weight-complex="normal"/>
    </style:style>
    <style:style style:name="T11" style:family="text">
      <style:text-properties fo:color="#80808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d2cb8"/>
    </style:style>
    <style:style style:name="T14" style:family="text">
      <style:text-properties style:text-underline-style="solid" style:text-underline-width="auto" style:text-underline-color="font-color" officeooo:rsid="001a2923"/>
    </style:style>
    <style:style style:name="T15" style:family="text">
      <style:text-properties style:text-underline-style="solid" style:text-underline-width="auto" style:text-underline-color="font-color" officeooo:rsid="00046a35"/>
    </style:style>
    <style:style style:name="T16" style:family="text">
      <style:text-properties style:text-underline-style="solid" style:text-underline-width="auto" style:text-underline-color="font-color" officeooo:rsid="001c13cf"/>
    </style:style>
    <style:style style:name="T17" style:family="text">
      <style:text-properties style:text-underline-style="solid" style:text-underline-width="auto" style:text-underline-color="font-color" officeooo:rsid="001cb6e4"/>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fo:font-size="10pt" fo:font-style="italic" fo:font-weight="bold" style:font-size-asian="10pt" style:font-style-asian="italic" style:font-weight-asian="bold" style:font-size-complex="10pt" style:font-style-complex="italic" style:font-weight-complex="bold"/>
    </style:style>
    <style:style style:name="T22" style:family="text">
      <style:text-properties fo:font-size="12pt" style:font-size-asian="12pt" style:font-size-complex="12pt"/>
    </style:style>
    <style:style style:name="T23" style:family="text">
      <style:text-properties fo:font-size="8pt" style:font-size-asian="8pt" style:font-size-complex="8pt"/>
    </style:style>
    <style:style style:name="T24" style:family="text">
      <style:text-properties fo:font-size="6pt" style:font-size-asian="6pt" style:font-size-complex="6pt"/>
    </style:style>
    <style:style style:name="T25" style:family="text">
      <style:text-properties fo:font-size="9pt" fo:font-weight="bold" style:font-size-asian="9pt" style:font-weight-asian="bold" style:font-size-complex="9pt" style:font-weight-complex="bold"/>
    </style:style>
    <style:style style:name="T26" style:family="text">
      <style:text-properties officeooo:rsid="00046a35"/>
    </style:style>
    <style:style style:name="T27" style:family="text">
      <style:text-properties officeooo:rsid="00099a01"/>
    </style:style>
    <style:style style:name="T28" style:family="text">
      <style:text-properties officeooo:rsid="000b9386"/>
    </style:style>
    <style:style style:name="T29" style:family="text">
      <style:text-properties officeooo:rsid="000c4623"/>
    </style:style>
    <style:style style:name="T30" style:family="text">
      <style:text-properties officeooo:rsid="000fb877"/>
    </style:style>
    <style:style style:name="T31" style:family="text">
      <style:text-properties officeooo:rsid="0016002a"/>
    </style:style>
    <style:style style:name="T32" style:family="text">
      <style:text-properties officeooo:rsid="00170f9e"/>
    </style:style>
    <style:style style:name="T33" style:family="text">
      <style:text-properties officeooo:rsid="00196b54"/>
    </style:style>
    <style:style style:name="T34" style:family="text">
      <style:text-properties officeooo:rsid="001a2923"/>
    </style:style>
    <style:style style:name="T35" style:family="text">
      <style:text-properties officeooo:rsid="001c13cf"/>
    </style:style>
    <style:style style:name="T36" style:family="text">
      <style:text-properties officeooo:rsid="001cb6e4"/>
    </style:style>
    <style:style style:name="T37" style:family="text">
      <style:text-properties officeooo:rsid="001fc9ff"/>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reg_name"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0<text:span text:style-name="T36">20</text:span> ABD CYCLE CLUB INDOOR/OUTDOOR TIME TRIAL SERIES</text:p>
      <text:p text:style-name="P2"><text:span text:style-name="T21">For race information or to register online, go to </text:span><text:a xlink:type="simple" xlink:href="http://www.abdcycling.com/" text:style-name="Internet_20_link" text:visited-style-name="Visited_20_Internet_20_Link"><text:span text:style-name="T21">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7"><text:span text:style-name="T22">N</text:span><text:span text:style-name="T23">AME (last name 1</text:span><text:span text:style-name="T7">st</text:span><text:span text:style-name="T23">): </text:span></text:p>
          </table:table-cell>
          <table:table-cell table:style-name="Table1.B1" table:number-columns-spanned="7" office:value-type="string">
            <text:p text:style-name="P32"><draw:control text:anchor-type="as-char" draw:z-index="0" draw:style-name="gr1" draw:text-style-name="P38"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29"><text:span text:style-name="T22">A</text:span><text:span text:style-name="T23">DDRESS: </text:span></text:p>
          </table:table-cell>
          <table:table-cell table:style-name="Table1.B1" table:number-columns-spanned="5" office:value-type="string">
            <text:p text:style-name="P31"><draw:control text:anchor-type="as-char" draw:z-index="1" draw:style-name="gr2" draw:text-style-name="P38" svg:width="3.7189in" svg:height="0.1598in" draw:control="control2"/></text:p>
          </table:table-cell>
          <table:covered-table-cell/>
          <table:covered-table-cell/>
          <table:covered-table-cell/>
          <table:covered-table-cell/>
          <table:table-cell table:style-name="Table1.A1" office:value-type="string">
            <text:p text:style-name="P18"><text:span text:style-name="T22">A</text:span>PT. #: </text:p>
          </table:table-cell>
          <table:table-cell table:style-name="Table1.B1" office:value-type="string">
            <text:p text:style-name="P31"><draw:control text:anchor-type="as-char" draw:z-index="2" draw:style-name="gr2" draw:text-style-name="P38" svg:width="1.4795in" svg:height="0.1598in" draw:control="control3"/></text:p>
          </table:table-cell>
        </table:table-row>
        <table:table-row>
          <table:table-cell table:style-name="Table1.A1" office:value-type="string">
            <text:p text:style-name="P18"><text:span text:style-name="T22">C</text:span>ITY: </text:p>
          </table:table-cell>
          <table:table-cell table:style-name="Table1.B1" table:number-columns-spanned="3" office:value-type="string">
            <text:p text:style-name="P31"><draw:control text:anchor-type="as-char" draw:z-index="3" draw:style-name="gr2" draw:text-style-name="P38" svg:width="2.1461in" svg:height="0.1598in" draw:control="control4"/></text:p>
          </table:table-cell>
          <table:covered-table-cell/>
          <table:covered-table-cell/>
          <table:table-cell table:style-name="Table1.A1" office:value-type="string">
            <text:p text:style-name="P18"><text:span text:style-name="T22">S</text:span>TATE: </text:p>
          </table:table-cell>
          <table:table-cell table:style-name="Table1.B1" office:value-type="string">
            <text:p text:style-name="P31"><draw:control text:anchor-type="as-char" draw:z-index="4" draw:style-name="gr2" draw:text-style-name="P38" svg:width="1.0004in" svg:height="0.1598in" draw:control="control5"/></text:p>
          </table:table-cell>
          <table:table-cell table:style-name="Table1.A1" office:value-type="string">
            <text:p text:style-name="P18"><text:span text:style-name="T22">Z</text:span>IP: </text:p>
          </table:table-cell>
          <table:table-cell table:style-name="Table1.B1" office:value-type="string">
            <text:p text:style-name="P31"><draw:control text:anchor-type="as-char" draw:z-index="5" draw:style-name="gr2" draw:text-style-name="P38" svg:width="1.4803in" svg:height="0.1598in" draw:control="control6"/></text:p>
          </table:table-cell>
        </table:table-row>
        <table:table-row>
          <table:table-cell table:style-name="Table1.A1" office:value-type="string">
            <text:p text:style-name="P18"><text:span text:style-name="T22">P</text:span>HONE: </text:p>
          </table:table-cell>
          <table:table-cell table:style-name="Table1.B1" table:number-columns-spanned="3" office:value-type="string">
            <text:p text:style-name="P31"><draw:control text:anchor-type="as-char" draw:z-index="6" draw:style-name="gr2" draw:text-style-name="P38" svg:width="2.1504in" svg:height="0.1598in" draw:control="control7"/></text:p>
          </table:table-cell>
          <table:covered-table-cell/>
          <table:covered-table-cell/>
          <table:table-cell table:style-name="Table1.A1" office:value-type="string">
            <text:p text:style-name="P18"><text:span text:style-name="T22">E</text:span>MAIL: </text:p>
          </table:table-cell>
          <table:table-cell table:style-name="Table1.B1" table:number-columns-spanned="3" office:value-type="string">
            <text:p text:style-name="P31"><draw:control text:anchor-type="as-char" draw:z-index="7" draw:style-name="gr2" draw:text-style-name="P38" svg:width="3.2087in" svg:height="0.1598in" draw:control="control8"/></text:p>
          </table:table-cell>
          <table:covered-table-cell/>
          <table:covered-table-cell/>
        </table:table-row>
        <table:table-row>
          <table:table-cell table:style-name="Table1.A1" office:value-type="string">
            <text:p text:style-name="P18"><text:span text:style-name="T22">C</text:span>LUB (if applicable): </text:p>
          </table:table-cell>
          <table:table-cell table:style-name="Table1.B1" table:number-columns-spanned="4" office:value-type="string">
            <text:p text:style-name="P32"><draw:control text:anchor-type="as-char" draw:z-index="8" draw:style-name="gr2" draw:text-style-name="P38" svg:width="2.6567in" svg:height="0.1598in" draw:control="control9"/></text:p>
          </table:table-cell>
          <table:covered-table-cell/>
          <table:covered-table-cell/>
          <table:covered-table-cell/>
          <table:table-cell table:style-name="Table1.F5" table:number-columns-spanned="3" office:value-type="string">
            <text:p text:style-name="P16"><text:s/><text:span text:style-name="T11">(Leave blank if unapplicable)</text:span></text:p>
          </table:table-cell>
          <table:covered-table-cell/>
          <table:covered-table-cell/>
        </table:table-row>
        <table:table-row>
          <table:table-cell table:style-name="Table1.A1" office:value-type="string">
            <text:p text:style-name="P18"><text:span text:style-name="T22">D</text:span>ATE<text:span text:style-name="T22"> </text:span>OF<text:span text:style-name="T22"> B</text:span>IRTH: </text:p>
          </table:table-cell>
          <table:table-cell table:style-name="Table1.B1" office:value-type="string">
            <text:p text:style-name="P32"><draw:control text:anchor-type="as-char" draw:z-index="9" draw:style-name="gr2" draw:text-style-name="P38" svg:width="0.7996in" svg:height="0.1598in" draw:control="control10"/></text:p>
          </table:table-cell>
          <table:table-cell table:style-name="Table1.A1" office:value-type="string">
            <text:p text:style-name="P29"><text:span text:style-name="T22">ABR L</text:span><text:span text:style-name="T23">ISC #:</text:span> </text:p>
          </table:table-cell>
          <table:table-cell table:style-name="Table1.B1" table:number-columns-spanned="2" office:value-type="string">
            <text:p text:style-name="P27"><draw:control text:anchor-type="as-char" draw:z-index="10" draw:style-name="gr2" draw:text-style-name="P38" svg:width="0.8961in" svg:height="0.1598in" draw:control="control11"/></text:p>
          </table:table-cell>
          <table:covered-table-cell/>
          <table:table-cell table:style-name="Table1.F5" table:number-columns-spanned="3" office:value-type="string">
            <text:p text:style-name="P16"><text:s/><text:span text:style-name="T11">(Leave blank if purchasing at event)</text:span></text:p>
          </table:table-cell>
          <table:covered-table-cell/>
          <table:covered-table-cell/>
        </table:table-row>
        <table:table-row>
          <table:table-cell table:style-name="Table1.F5" office:value-type="string">
            <text:p text:style-name="P32"/>
          </table:table-cell>
          <table:table-cell table:style-name="Table1.B7" table:number-columns-spanned="7" office:value-type="string">
            <text:p text:style-name="P33">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string">
              <text:p text:style-name="P30">AGE BASED CATEGORIES</text:p>
            </table:table-cell>
            <table:covered-table-cell/>
          </table:table-row>
          <table:table-row>
            <table:table-cell table:style-name="Table2.A2" office:value-type="string">
              <text:p text:style-name="P17">MEN</text:p>
            </table:table-cell>
            <table:table-cell table:style-name="Table2.B2" office:value-type="string">
              <text:p text:style-name="P17">WOMEN</text:p>
            </table:table-cell>
          </table:table-row>
          <table:table-row>
            <table:table-cell table:style-name="Table2.A3" office:value-type="string">
              <text:p text:style-name="P35"><draw:control text:anchor-type="as-char" draw:z-index="47" draw:style-name="gr3" draw:text-style-name="P39" svg:width="0.1205in" svg:height="0.1205in" draw:control="control48"/><text:s text:c="2"/>Under 15</text:p>
            </table:table-cell>
            <table:table-cell table:style-name="Table2.B3" office:value-type="string">
              <text:p text:style-name="P35"><draw:control text:anchor-type="as-char" draw:z-index="61" draw:style-name="gr3" draw:text-style-name="P39" svg:width="0.1205in" svg:height="0.1205in" draw:control="control62"/><text:s text:c="2"/>Under 15</text:p>
            </table:table-cell>
          </table:table-row>
          <table:table-row>
            <table:table-cell table:style-name="Table2.A4" office:value-type="string">
              <text:p text:style-name="P35"><draw:control text:anchor-type="as-char" draw:z-index="48" draw:style-name="gr3" draw:text-style-name="P39" svg:width="0.1205in" svg:height="0.1205in" draw:control="control49"/><text:s text:c="2"/>15-1<text:span text:style-name="T36">8</text:span></text:p>
            </table:table-cell>
            <table:table-cell table:style-name="Table2.B4" office:value-type="string">
              <text:p text:style-name="P35"><draw:control text:anchor-type="as-char" draw:z-index="62" draw:style-name="gr3" draw:text-style-name="P39" svg:width="0.1205in" svg:height="0.1205in" draw:control="control63"/><text:s text:c="2"/>15-1<text:span text:style-name="T36">8</text:span></text:p>
            </table:table-cell>
          </table:table-row>
          <table:table-row>
            <table:table-cell table:style-name="Table2.A5" office:value-type="string">
              <text:p text:style-name="P35"><draw:control text:anchor-type="as-char" draw:z-index="49" draw:style-name="gr3" draw:text-style-name="P39" svg:width="0.1205in" svg:height="0.1205in" draw:control="control50"/><text:s text:c="2"/><text:span text:style-name="T36">19-29</text:span></text:p>
            </table:table-cell>
            <table:table-cell table:style-name="Table2.B5" office:value-type="string">
              <text:p text:style-name="P35"><draw:control text:anchor-type="as-char" draw:z-index="63" draw:style-name="gr3" draw:text-style-name="P39" svg:width="0.1205in" svg:height="0.1205in" draw:control="control64"/><text:s text:c="2"/><text:span text:style-name="T36">19-29</text:span></text:p>
            </table:table-cell>
          </table:table-row>
          <table:table-row>
            <table:table-cell table:style-name="Table2.A6" office:value-type="string">
              <text:p text:style-name="P35"><draw:control text:anchor-type="as-char" draw:z-index="50" draw:style-name="gr3" draw:text-style-name="P39" svg:width="0.1205in" svg:height="0.1205in" draw:control="control51"/><text:s text:c="2"/><text:span text:style-name="T36">30+</text:span></text:p>
            </table:table-cell>
            <table:table-cell table:style-name="Table2.B6" office:value-type="string">
              <text:p text:style-name="P36"><draw:control text:anchor-type="as-char" draw:z-index="70" draw:style-name="gr3" draw:text-style-name="P39" svg:width="0.1205in" svg:height="0.1205in" draw:control="control71"/><text:s text:c="2"/><text:span text:style-name="T36">30+</text:span></text:p>
            </table:table-cell>
          </table:table-row>
          <table:table-row>
            <table:table-cell table:style-name="Table2.A7" office:value-type="string">
              <text:p text:style-name="P35"><draw:control text:anchor-type="as-char" draw:z-index="51" draw:style-name="gr3" draw:text-style-name="P39" svg:width="0.1205in" svg:height="0.1205in" draw:control="control52"/><text:s text:c="2"/><text:span text:style-name="T36">40+</text:span></text:p>
            </table:table-cell>
            <table:table-cell table:style-name="Table2.B7" office:value-type="string">
              <text:p text:style-name="P36"><draw:control text:anchor-type="as-char" draw:z-index="71" draw:style-name="gr3" draw:text-style-name="P39" svg:width="0.1205in" svg:height="0.1205in" draw:control="control72"/><text:s text:c="2"/><text:span text:style-name="T36">40+</text:span></text:p>
            </table:table-cell>
          </table:table-row>
          <table:table-row>
            <table:table-cell table:style-name="Table2.A8" office:value-type="string">
              <text:p text:style-name="P35"><draw:control text:anchor-type="as-char" draw:z-index="52" draw:style-name="gr3" draw:text-style-name="P39" svg:width="0.1205in" svg:height="0.1205in" draw:control="control53"/><text:s text:c="2"/><text:span text:style-name="T36">50+</text:span></text:p>
            </table:table-cell>
            <table:table-cell table:style-name="Table2.B8" office:value-type="string">
              <text:p text:style-name="P36"><draw:control text:anchor-type="as-char" draw:z-index="72" draw:style-name="gr3" draw:text-style-name="P39" svg:width="0.1205in" svg:height="0.1205in" draw:control="control73"/><text:s text:c="2"/><text:span text:style-name="T36">50+</text:span></text:p>
            </table:table-cell>
          </table:table-row>
          <table:table-row>
            <table:table-cell table:style-name="Table2.A9" office:value-type="string">
              <text:p text:style-name="P35"><draw:control text:anchor-type="as-char" draw:z-index="53" draw:style-name="gr3" draw:text-style-name="P39" svg:width="0.1205in" svg:height="0.1205in" draw:control="control54"/><text:s text:c="2"/><text:span text:style-name="T36">55+</text:span></text:p>
            </table:table-cell>
            <table:table-cell table:style-name="Table2.B9" office:value-type="string">
              <text:p text:style-name="P36"><draw:control text:anchor-type="as-char" draw:z-index="73" draw:style-name="gr3" draw:text-style-name="P39" svg:width="0.1205in" svg:height="0.1205in" draw:control="control74"/><text:s text:c="2"/><text:span text:style-name="T36">55+</text:span></text:p>
            </table:table-cell>
          </table:table-row>
          <table:table-row>
            <table:table-cell table:style-name="Table2.A10" office:value-type="string">
              <text:p text:style-name="P35"><draw:control text:anchor-type="as-char" draw:z-index="54" draw:style-name="gr3" draw:text-style-name="P39" svg:width="0.1205in" svg:height="0.1205in" draw:control="control55"/><text:s text:c="2"/><text:span text:style-name="T36">60+</text:span></text:p>
            </table:table-cell>
            <table:table-cell table:style-name="Table2.B10" office:value-type="string">
              <text:p text:style-name="P36"><draw:control text:anchor-type="as-char" draw:z-index="74" draw:style-name="gr3" draw:text-style-name="P39" svg:width="0.1205in" svg:height="0.1205in" draw:control="control75"/><text:s text:c="2"/><text:span text:style-name="T36">60+</text:span></text:p>
            </table:table-cell>
          </table:table-row>
          <table:table-row>
            <table:table-cell table:style-name="Table2.A11" office:value-type="string">
              <text:p text:style-name="P35"><draw:control text:anchor-type="as-char" draw:z-index="55" draw:style-name="gr3" draw:text-style-name="P39" svg:width="0.1205in" svg:height="0.1205in" draw:control="control56"/><text:s text:c="2"/><text:span text:style-name="T36">65+</text:span></text:p>
            </table:table-cell>
            <table:table-cell table:style-name="Table2.B11" office:value-type="string">
              <text:p text:style-name="P36"><draw:control text:anchor-type="as-char" draw:z-index="75" draw:style-name="gr3" draw:text-style-name="P39" svg:width="0.1205in" svg:height="0.1205in" draw:control="control76"/><text:s text:c="2"/><text:span text:style-name="T36">65+</text:span></text:p>
            </table:table-cell>
          </table:table-row>
          <table:table-row>
            <table:table-cell table:style-name="Table2.A12" office:value-type="string">
              <text:p text:style-name="P35"><draw:control text:anchor-type="as-char" draw:z-index="56" draw:style-name="gr3" draw:text-style-name="P39" svg:width="0.1205in" svg:height="0.1205in" draw:control="control57"/><text:s text:c="2"/><text:span text:style-name="T36">70+</text:span></text:p>
            </table:table-cell>
            <table:table-cell table:style-name="Table2.B12" office:value-type="string">
              <text:p text:style-name="P36"><draw:control text:anchor-type="as-char" draw:z-index="76" draw:style-name="gr3" draw:text-style-name="P39" svg:width="0.1205in" svg:height="0.1205in" draw:control="control77"/><text:s text:c="2"/><text:span text:style-name="T36">70+</text:span></text:p>
            </table:table-cell>
          </table:table-row>
          <table:table-row>
            <table:table-cell table:style-name="Table2.A13" office:value-type="string">
              <text:p text:style-name="P35"><draw:control text:anchor-type="as-char" draw:z-index="57" draw:style-name="gr3" draw:text-style-name="P39" svg:width="0.1205in" svg:height="0.1205in" draw:control="control58"/><text:s text:c="2"/><text:span text:style-name="T36">75+</text:span></text:p>
            </table:table-cell>
            <table:table-cell table:style-name="Table2.B13" office:value-type="string">
              <text:p text:style-name="P36"><draw:control text:anchor-type="as-char" draw:z-index="77" draw:style-name="gr3" draw:text-style-name="P39" svg:width="0.1205in" svg:height="0.1205in" draw:control="control78"/><text:s text:c="2"/><text:span text:style-name="T36">75+</text:span></text:p>
            </table:table-cell>
          </table:table-row>
          <table:table-row>
            <table:table-cell table:style-name="Table2.A14" office:value-type="string">
              <text:p text:style-name="P35"><draw:control text:anchor-type="as-char" draw:z-index="58" draw:style-name="gr3" draw:text-style-name="P39" svg:width="0.1205in" svg:height="0.1205in" draw:control="control59"/><text:s text:c="2"/><text:span text:style-name="T36">80+</text:span></text:p>
            </table:table-cell>
            <table:table-cell table:style-name="Table2.B14" office:value-type="string">
              <text:p text:style-name="P36"><draw:control text:anchor-type="as-char" draw:z-index="78" draw:style-name="gr3" draw:text-style-name="P39" svg:width="0.1205in" svg:height="0.1205in" draw:control="control79"/><text:s text:c="2"/><text:span text:style-name="T36">80+</text:span></text:p>
            </table:table-cell>
          </table:table-row>
          <table:table-row>
            <table:table-cell table:style-name="Table2.A15" office:value-type="string">
              <text:p text:style-name="P35"><draw:control text:anchor-type="as-char" draw:z-index="59" draw:style-name="gr3" draw:text-style-name="P39" svg:width="0.1205in" svg:height="0.1205in" draw:control="control60"/><text:s text:c="2"/><text:span text:style-name="T36">85+</text:span></text:p>
            </table:table-cell>
            <table:table-cell table:style-name="Table2.B15" office:value-type="string">
              <text:p text:style-name="P36"><draw:control text:anchor-type="as-char" draw:z-index="79" draw:style-name="gr3" draw:text-style-name="P39" svg:width="0.1205in" svg:height="0.1205in" draw:control="control80"/><text:s text:c="2"/><text:span text:style-name="T36">85+</text:span></text:p>
            </table:table-cell>
          </table:table-row>
          <table:table-row>
            <table:table-cell table:style-name="Table2.A16" office:value-type="string">
              <text:p text:style-name="P35"><draw:control text:anchor-type="as-char" draw:z-index="60" draw:style-name="gr3" draw:text-style-name="P39" svg:width="0.1205in" svg:height="0.1205in" draw:control="control61"/><text:s text:c="2"/><text:span text:style-name="T36">90+</text:span></text:p>
            </table:table-cell>
            <table:table-cell table:style-name="Table2.B16" office:value-type="string">
              <text:p text:style-name="P36"><draw:control text:anchor-type="as-char" draw:z-index="80" draw:style-name="gr3" draw:text-style-name="P39" svg:width="0.1205in" svg:height="0.1205in" draw:control="control81"/><text:s text:c="2"/><text:span text:style-name="T36">90+</text:span></text:p>
            </table:table-cell>
          </table:table-row>
          <table:table-row table:style-name="Table2.17">
            <table:table-cell table:style-name="Table2.A17" table:number-columns-spanned="2" office:value-type="string">
              <text:p text:style-name="P30">*ABILITY BASED CATEGORIES</text:p>
            </table:table-cell>
            <table:covered-table-cell/>
          </table:table-row>
          <table:table-row table:style-name="Table2.17">
            <table:table-cell table:style-name="Table2.A18" office:value-type="string">
              <text:p text:style-name="P17">MEN OPEN</text:p>
            </table:table-cell>
            <table:table-cell table:style-name="Table2.A18" office:value-type="string">
              <text:p text:style-name="P17">WOMEN OPEN</text:p>
            </table:table-cell>
          </table:table-row>
          <table:table-row>
            <table:table-cell table:style-name="Table2.A19" office:value-type="string">
              <text:p text:style-name="P35"><draw:control text:anchor-type="as-char" draw:z-index="64" draw:style-name="gr3" draw:text-style-name="P39" svg:width="0.1205in" svg:height="0.1205in" draw:control="control65"/><text:s text:c="2"/>1/2</text:p>
            </table:table-cell>
            <table:table-cell table:style-name="Table2.B19" office:value-type="string">
              <text:p text:style-name="P35"><draw:control text:anchor-type="as-char" draw:z-index="67" draw:style-name="gr3" draw:text-style-name="P39" svg:width="0.1205in" svg:height="0.1205in" draw:control="control68"/><text:s text:c="2"/>1/2</text:p>
            </table:table-cell>
          </table:table-row>
          <table:table-row>
            <table:table-cell table:style-name="Table2.A20" office:value-type="string">
              <text:p text:style-name="P35"><text:span text:style-name="T26"><draw:control text:anchor-type="as-char" draw:z-index="65" draw:style-name="gr3" draw:text-style-name="P39" svg:width="0.1205in" svg:height="0.1205in" draw:control="control66"/></text:span><text:span text:style-name="T26"><text:s text:c="2"/>3</text:span></text:p>
            </table:table-cell>
            <table:table-cell table:style-name="Table2.B20" office:value-type="string">
              <text:p text:style-name="P35"><text:span text:style-name="T26"><draw:control text:anchor-type="as-char" draw:z-index="68" draw:style-name="gr3" draw:text-style-name="P39" svg:width="0.1205in" svg:height="0.1205in" draw:control="control69"/></text:span><text:span text:style-name="T26"><text:s text:c="2"/>3</text:span></text:p>
            </table:table-cell>
          </table:table-row>
          <table:table-row>
            <table:table-cell table:style-name="Table2.A21" office:value-type="string">
              <text:p text:style-name="P35"><text:span text:style-name="T26"><draw:control text:anchor-type="as-char" draw:z-index="66" draw:style-name="gr3" draw:text-style-name="P39" svg:width="0.1205in" svg:height="0.1205in" draw:control="control67"/></text:span><text:span text:style-name="T26"><text:s text:c="2"/>4</text:span></text:p>
            </table:table-cell>
            <table:table-cell table:style-name="Table2.B21" office:value-type="string">
              <text:p text:style-name="P35"><text:span text:style-name="T26"><draw:control text:anchor-type="as-char" draw:z-index="69" draw:style-name="gr3" draw:text-style-name="P39" svg:width="0.1205in" svg:height="0.1205in" draw:control="control70"/></text:span><text:span text:style-name="T26"><text:s text:c="2"/>4</text:span></text:p>
            </table:table-cell>
          </table:table-row>
          <table:table-row>
            <table:table-cell table:style-name="Table2.B2" table:number-columns-spanned="2" office:value-type="string">
              <text:p text:style-name="P19">THE FINE PRINT</text:p>
            </table:table-cell>
            <table:covered-table-cell/>
          </table:table-row>
          <table:table-row>
            <table:table-cell table:style-name="Table2.A23" table:number-columns-spanned="2" office:value-type="string">
              <text:p text:style-name="P28"><text:span text:style-name="T25">*</text:span><text:span text:style-name="T3"> </text:span><text:span text:style-name="T20">RECUMBENTS</text:span><text:span text:style-name="T19">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19"><text:span text:style-name="T22">E</text:span>NTER <text:span text:style-name="T22">C</text:span>ATEGORY <text:span text:style-name="T22">H</text:span>ERE</text:p>
            </table:table-cell>
            <table:covered-table-cell/>
            <table:covered-table-cell/>
            <table:covered-table-cell/>
            <table:covered-table-cell/>
            <table:covered-table-cell/>
          </table:table-row>
          <table:table-row>
            <table:table-cell table:style-name="Table4.A2" table:number-columns-spanned="2" office:value-type="string">
              <text:p text:style-name="P19">1<text:span text:style-name="T4">st</text:span> Race</text:p>
              <text:p text:style-name="P19">“PRIMARY CAT”</text:p>
            </table:table-cell>
            <table:covered-table-cell/>
            <table:table-cell table:style-name="Table4.C2" table:number-columns-spanned="4" office:value-type="string">
              <text:p text:style-name="P19">2<text:span text:style-name="T4">nd</text:span> Race</text:p>
              <text:p text:style-name="P19">“SECOND CAT”</text:p>
            </table:table-cell>
            <table:covered-table-cell/>
            <table:covered-table-cell/>
            <table:covered-table-cell/>
          </table:table-row>
          <table:table-row>
            <table:table-cell table:style-name="Table4.A17" table:number-columns-spanned="2" office:value-type="string">
              <text:p text:style-name="P22"><draw:control text:anchor-type="as-char" draw:z-index="11" draw:style-name="gr2" draw:text-style-name="P38" svg:width="1.8024in" svg:height="0.1598in" draw:control="control12"/></text:p>
            </table:table-cell>
            <table:covered-table-cell/>
            <table:table-cell table:style-name="Table4.C3" table:number-columns-spanned="4" office:value-type="string">
              <text:p text:style-name="P22"><draw:control text:anchor-type="as-char" draw:z-index="12" draw:style-name="gr2" draw:text-style-name="P38" svg:width="1.7921in" svg:height="0.1598in" draw:control="control13"/></text:p>
            </table:table-cell>
            <table:covered-table-cell/>
            <table:covered-table-cell/>
            <table:covered-table-cell/>
          </table:table-row>
          <table:table-row>
            <table:table-cell table:style-name="Table4.A17" table:number-columns-spanned="2" office:value-type="string">
              <text:p text:style-name="P22">RACE</text:p>
              <text:p text:style-name="P22">*Please Check Date(s)*</text:p>
            </table:table-cell>
            <table:covered-table-cell/>
            <table:table-cell table:style-name="Table4.C4" table:number-columns-spanned="2" office:value-type="string">
              <text:p text:style-name="P22">DATE</text:p>
              <text:p text:style-name="P22">(<text:span text:style-name="T26">2020</text:span>)</text:p>
            </table:table-cell>
            <table:covered-table-cell/>
            <table:table-cell table:style-name="Table4.E4" table:number-columns-spanned="2" office:value-type="string">
              <text:p text:style-name="P22">EVENT</text:p>
              <text:p text:style-name="P22">SITE</text:p>
            </table:table-cell>
            <table:covered-table-cell/>
          </table:table-row>
          <table:table-row>
            <table:table-cell table:style-name="Table4.A15" office:value-type="string">
              <text:p text:style-name="P12"><draw:control text:anchor-type="as-char" draw:z-index="15" draw:style-name="gr3" draw:text-style-name="P39" svg:width="0.1205in" svg:height="0.1205in" draw:control="control16"/></text:p>
            </table:table-cell>
            <table:table-cell table:style-name="Table4.B5" office:value-type="string">
              <text:p text:style-name="P23"><text:span text:style-name="T31">Indoor </text:span>TT #1 “<text:span text:style-name="T34">Rolling</text:span> 10k”</text:p>
            </table:table-cell>
            <table:table-cell table:style-name="Table4.C5" table:number-columns-spanned="2" office:value-type="string">
              <text:p text:style-name="P22">Sun. 1/<text:span text:style-name="T34">12</text:span></text:p>
            </table:table-cell>
            <table:covered-table-cell/>
            <table:table-cell table:style-name="Table4.E5" table:number-columns-spanned="2" office:value-type="string">
              <text:p text:style-name="P22"><text:span text:style-name="T26">Winfield</text:span>, IL</text:p>
            </table:table-cell>
            <table:covered-table-cell/>
          </table:table-row>
          <table:table-row>
            <table:table-cell table:style-name="Table4.A15" office:value-type="string">
              <text:p text:style-name="P12"><draw:control text:anchor-type="as-char" draw:z-index="16" draw:style-name="gr3" draw:text-style-name="P39" svg:width="0.1205in" svg:height="0.1205in" draw:control="control17"/></text:p>
            </table:table-cell>
            <table:table-cell table:style-name="Table4.B6" office:value-type="string">
              <text:p text:style-name="P23"><text:span text:style-name="T31">Indoor </text:span>TT #2 “<text:span text:style-name="T33">Rolling 10k</text:span>”</text:p>
            </table:table-cell>
            <table:table-cell table:style-name="Table4.C6" table:number-columns-spanned="2" office:value-type="string">
              <text:p text:style-name="P22">Sun. <text:span text:style-name="T34">2</text:span>/<text:span text:style-name="T36">9</text:span></text:p>
            </table:table-cell>
            <table:covered-table-cell/>
            <table:table-cell table:style-name="Table4.E6" table:number-columns-spanned="2" office:value-type="string">
              <text:p text:style-name="P22"><text:span text:style-name="T26">Winfield</text:span>, IL</text:p>
            </table:table-cell>
            <table:covered-table-cell/>
          </table:table-row>
          <table:table-row>
            <table:table-cell table:style-name="Table4.A7" office:value-type="string">
              <text:p text:style-name="P12"><draw:control text:anchor-type="as-char" draw:z-index="17" draw:style-name="gr3" draw:text-style-name="P39" svg:width="0.1205in" svg:height="0.1205in" draw:control="control18"/></text:p>
            </table:table-cell>
            <table:table-cell table:style-name="Table4.B7" office:value-type="string">
              <text:p text:style-name="P23"><text:span text:style-name="T31">Indoor </text:span>TT #3 “<text:span text:style-name="T34">Rolling 10k</text:span>”</text:p>
            </table:table-cell>
            <table:table-cell table:style-name="Table4.C7" table:number-columns-spanned="2" office:value-type="string">
              <text:p text:style-name="P22"><text:span text:style-name="T30">Sun</text:span>. <text:span text:style-name="T34">3</text:span>/<text:span text:style-name="T36">8</text:span></text:p>
            </table:table-cell>
            <table:covered-table-cell/>
            <table:table-cell table:style-name="Table4.E7" table:number-columns-spanned="2" office:value-type="string">
              <text:p text:style-name="P22"><text:span text:style-name="T26">Winfield</text:span>, IL</text:p>
            </table:table-cell>
            <table:covered-table-cell/>
          </table:table-row>
          <table:table-row>
            <table:table-cell table:style-name="Table4.A15" office:value-type="string">
              <text:p text:style-name="P12"><draw:control text:anchor-type="as-char" draw:z-index="18" draw:style-name="gr3" draw:text-style-name="P39" svg:width="0.1205in" svg:height="0.1205in" draw:control="control19"/></text:p>
            </table:table-cell>
            <table:table-cell table:style-name="Table4.B8" office:value-type="string">
              <text:p text:style-name="P23"><text:span text:style-name="T31">Outdoor </text:span>TT #<text:span text:style-name="T34">4</text:span> “John Fraser”</text:p>
            </table:table-cell>
            <table:table-cell table:style-name="Table4.C8" table:number-columns-spanned="2" office:value-type="string">
              <text:p text:style-name="P22">Sun. 4/<text:span text:style-name="T36">5</text:span></text:p>
            </table:table-cell>
            <table:covered-table-cell/>
            <table:table-cell table:style-name="Table4.E8" table:number-columns-spanned="2" office:value-type="string">
              <text:p text:style-name="P22">Maple Park, IL</text:p>
            </table:table-cell>
            <table:covered-table-cell/>
          </table:table-row>
          <table:table-row>
            <table:table-cell table:style-name="Table4.C2" table:number-columns-spanned="6" office:value-type="string">
              <text:p text:style-name="P19"><text:span text:style-name="T22">D</text:span>ESIRED <text:span text:style-name="T22">S</text:span>TART <text:span text:style-name="T22">T</text:span>IME</text:p>
              <text:p text:style-name="P19">*Please Check One in Each Column*</text:p>
            </table:table-cell>
            <table:covered-table-cell/>
            <table:covered-table-cell/>
            <table:covered-table-cell/>
            <table:covered-table-cell/>
            <table:covered-table-cell/>
          </table:table-row>
          <table:table-row>
            <table:table-cell table:style-name="Table4.A17" table:number-columns-spanned="2" office:value-type="string">
              <text:p text:style-name="P19">1<text:span text:style-name="T4">st</text:span> Choice</text:p>
            </table:table-cell>
            <table:covered-table-cell/>
            <table:table-cell table:style-name="Table4.C10" table:number-columns-spanned="4" office:value-type="string">
              <text:p text:style-name="P19">2<text:span text:style-name="T4">nd</text:span> Choice</text:p>
            </table:table-cell>
            <table:covered-table-cell/>
            <table:covered-table-cell/>
            <table:covered-table-cell/>
          </table:table-row>
          <table:table-row>
            <table:table-cell table:style-name="Table4.A15" office:value-type="string">
              <text:p text:style-name="P12"><draw:control text:anchor-type="as-char" draw:z-index="19" draw:style-name="gr3" draw:text-style-name="P39" svg:width="0.1205in" svg:height="0.1205in" draw:control="control20"/></text:p>
            </table:table-cell>
            <table:table-cell table:style-name="Table4.B11" office:value-type="string">
              <text:p text:style-name="P23">9:30 or earlier</text:p>
            </table:table-cell>
            <table:table-cell table:style-name="Table4.C11" office:value-type="string">
              <text:p text:style-name="P34"><draw:control text:anchor-type="as-char" draw:z-index="24" draw:style-name="gr3" draw:text-style-name="P39" svg:width="0.1205in" svg:height="0.1205in" draw:control="control25"/></text:p>
            </table:table-cell>
            <table:table-cell table:style-name="Table4.D11" table:number-columns-spanned="3" office:value-type="string">
              <text:p text:style-name="P23">9:30 or earlier</text:p>
            </table:table-cell>
            <table:covered-table-cell/>
            <table:covered-table-cell/>
          </table:table-row>
          <table:table-row>
            <table:table-cell table:style-name="Table4.A15" office:value-type="string">
              <text:p text:style-name="P12"><draw:control text:anchor-type="as-char" draw:z-index="20" draw:style-name="gr3" draw:text-style-name="P39" svg:width="0.1205in" svg:height="0.1205in" draw:control="control21"/></text:p>
            </table:table-cell>
            <table:table-cell table:style-name="Table4.B12" office:value-type="string">
              <text:p text:style-name="P23">9:30 to 11:00</text:p>
            </table:table-cell>
            <table:table-cell table:style-name="Table4.C12" office:value-type="string">
              <text:p text:style-name="P34"><draw:control text:anchor-type="as-char" draw:z-index="25" draw:style-name="gr3" draw:text-style-name="P39" svg:width="0.1205in" svg:height="0.1205in" draw:control="control26"/></text:p>
            </table:table-cell>
            <table:table-cell table:style-name="Table4.D12" table:number-columns-spanned="3" office:value-type="string">
              <text:p text:style-name="P23">9:30 to 11:00</text:p>
            </table:table-cell>
            <table:covered-table-cell/>
            <table:covered-table-cell/>
          </table:table-row>
          <table:table-row>
            <table:table-cell table:style-name="Table4.A15" office:value-type="string">
              <text:p text:style-name="P12"><draw:control text:anchor-type="as-char" draw:z-index="21" draw:style-name="gr3" draw:text-style-name="P39" svg:width="0.1205in" svg:height="0.1205in" draw:control="control22"/></text:p>
            </table:table-cell>
            <table:table-cell table:style-name="Table4.B13" office:value-type="string">
              <text:p text:style-name="P23">11:00 to 1:00</text:p>
            </table:table-cell>
            <table:table-cell table:style-name="Table4.C13" office:value-type="string">
              <text:p text:style-name="P34"><draw:control text:anchor-type="as-char" draw:z-index="26" draw:style-name="gr3" draw:text-style-name="P39" svg:width="0.1205in" svg:height="0.1205in" draw:control="control27"/></text:p>
            </table:table-cell>
            <table:table-cell table:style-name="Table4.D13" table:number-columns-spanned="3" office:value-type="string">
              <text:p text:style-name="P23">11:00 to 1:00</text:p>
            </table:table-cell>
            <table:covered-table-cell/>
            <table:covered-table-cell/>
          </table:table-row>
          <table:table-row>
            <table:table-cell table:style-name="Table4.A15" office:value-type="string">
              <text:p text:style-name="P12"><draw:control text:anchor-type="as-char" draw:z-index="22" draw:style-name="gr3" draw:text-style-name="P39" svg:width="0.1205in" svg:height="0.1205in" draw:control="control23"/></text:p>
            </table:table-cell>
            <table:table-cell table:style-name="Table4.B14" office:value-type="string">
              <text:p text:style-name="P23">1:00 to 2:30</text:p>
            </table:table-cell>
            <table:table-cell table:style-name="Table4.C14" office:value-type="string">
              <text:p text:style-name="P34"><draw:control text:anchor-type="as-char" draw:z-index="27" draw:style-name="gr3" draw:text-style-name="P39" svg:width="0.1205in" svg:height="0.1205in" draw:control="control28"/></text:p>
            </table:table-cell>
            <table:table-cell table:style-name="Table4.D14" table:number-columns-spanned="3" office:value-type="string">
              <text:p text:style-name="P23">1:00 to 2:30</text:p>
            </table:table-cell>
            <table:covered-table-cell/>
            <table:covered-table-cell/>
          </table:table-row>
          <table:table-row>
            <table:table-cell table:style-name="Table4.A15" office:value-type="string">
              <text:p text:style-name="P12"><draw:control text:anchor-type="as-char" draw:z-index="23" draw:style-name="gr3" draw:text-style-name="P39" svg:width="0.1205in" svg:height="0.1205in" draw:control="control24"/></text:p>
            </table:table-cell>
            <table:table-cell table:style-name="Table4.B15" office:value-type="string">
              <text:p text:style-name="P23">After 2:30 <text:span text:style-name="T24">(if available)</text:span></text:p>
            </table:table-cell>
            <table:table-cell table:style-name="Table4.C15" office:value-type="string">
              <text:p text:style-name="P34"><draw:control text:anchor-type="as-char" draw:z-index="28" draw:style-name="gr3" draw:text-style-name="P39" svg:width="0.1205in" svg:height="0.1205in" draw:control="control29"/></text:p>
            </table:table-cell>
            <table:table-cell table:style-name="Table4.D15" table:number-columns-spanned="3" office:value-type="string">
              <text:p text:style-name="P23">After 2:30 <text:span text:style-name="T24">(if available)</text:span></text:p>
            </table:table-cell>
            <table:covered-table-cell/>
            <table:covered-table-cell/>
          </table:table-row>
          <table:table-row>
            <table:table-cell table:style-name="Table4.C2" table:number-columns-spanned="6" office:value-type="string">
              <text:p text:style-name="P19"><text:span text:style-name="T22">2</text:span><text:span text:style-name="T6">nd</text:span> <text:span text:style-name="T22">C</text:span>ATEGORY <text:span text:style-name="T22">R</text:span>ACERS <text:span text:style-name="T22">O</text:span>NLY</text:p>
            </table:table-cell>
            <table:covered-table-cell/>
            <table:covered-table-cell/>
            <table:covered-table-cell/>
            <table:covered-table-cell/>
            <table:covered-table-cell/>
          </table:table-row>
          <table:table-row table:style-name="Table4.17">
            <table:table-cell table:style-name="Table4.A17" table:number-columns-spanned="2" office:value-type="string">
              <text:p text:style-name="P22">Desired Amount of minutes between 2 start times</text:p>
            </table:table-cell>
            <table:covered-table-cell/>
            <table:table-cell table:style-name="Table4.C17" table:number-columns-spanned="3" office:value-type="string">
              <text:p text:style-name="P22"><draw:control text:anchor-type="as-char" draw:z-index="14" draw:style-name="gr2" draw:text-style-name="P38" svg:width="1.3335in" svg:height="0.1598in" draw:control="control15"/></text:p>
            </table:table-cell>
            <table:covered-table-cell/>
            <table:covered-table-cell/>
            <table:table-cell table:style-name="Table4.F17" office:value-type="string">
              <text:p text:style-name="P22">Min.</text:p>
            </table:table-cell>
          </table:table-row>
          <table:table-row>
            <table:table-cell table:style-name="Table4.C2" table:number-columns-spanned="6" office:value-type="string">
              <text:p text:style-name="P19">Specific Start Time (If younger than 15, please indicate if you'd like to race 5k or 10k)</text:p>
            </table:table-cell>
            <table:covered-table-cell/>
            <table:covered-table-cell/>
            <table:covered-table-cell/>
            <table:covered-table-cell/>
            <table:covered-table-cell/>
          </table:table-row>
          <table:table-row table:style-name="Table4.19">
            <table:table-cell table:style-name="Table4.A19" table:number-columns-spanned="6" office:value-type="string">
              <text:p text:style-name="P22"><draw:control text:anchor-type="as-char" draw:z-index="13" draw:style-name="gr2" draw:text-style-name="P38"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6">F<text:span text:style-name="T23">EES</text:span></text:p>
          </table:table-cell>
          <table:covered-table-cell/>
          <table:covered-table-cell/>
          <table:covered-table-cell/>
        </table:table-row>
        <table:table-row>
          <table:table-cell table:style-name="Table3.A2" office:value-type="string">
            <text:p text:style-name="P21">NUMBER OF RACES</text:p>
          </table:table-cell>
          <table:table-cell table:style-name="Table3.B2" office:value-type="string">
            <text:p text:style-name="P21"><draw:control text:anchor-type="as-char" draw:z-index="29" draw:style-name="gr2" draw:text-style-name="P38" svg:width="1.0213in" svg:height="0.1406in" draw:control="control30"/></text:p>
          </table:table-cell>
          <table:table-cell table:style-name="Table3.B2" office:value-type="string">
            <text:p text:style-name="P21">x $25 per race <text:span text:style-name="T1">(18 and younger $1</text:span><text:span text:style-name="T2">5</text:span><text:span text:style-name="T1">)</text:span></text:p>
          </table:table-cell>
          <table:table-cell table:style-name="Table3.D2" table:number-rows-spanned="2" office:value-type="string">
            <text:p text:style-name="P15"><text:s/>=<draw:control text:anchor-type="as-char" draw:z-index="31" draw:style-name="gr2" draw:text-style-name="P38" svg:width="2.1406in" svg:height="0.1598in" draw:control="control32"/></text:p>
          </table:table-cell>
        </table:table-row>
        <table:table-row>
          <table:table-cell table:style-name="Table3.A3" table:number-columns-spanned="3" office:value-type="string">
            <text:p text:style-name="P24">add $<text:span text:style-name="T28">5</text:span> late fee if postmarked within one week of an event ** See Discount Below **</text:p>
          </table:table-cell>
          <table:covered-table-cell/>
          <table:covered-table-cell/>
          <table:covered-table-cell/>
        </table:table-row>
        <table:table-row>
          <table:table-cell table:style-name="Table3.A4" office:value-type="string">
            <text:p text:style-name="P20">2<text:span text:style-name="T4">nd</text:span> RACES OF DAY</text:p>
          </table:table-cell>
          <table:table-cell table:style-name="Table3.B4" office:value-type="string">
            <text:p text:style-name="P20"><draw:control text:anchor-type="as-char" draw:z-index="30" draw:style-name="gr2" draw:text-style-name="P38" svg:width="1.0205in" svg:height="0.1567in" draw:control="control31"/></text:p>
          </table:table-cell>
          <table:table-cell table:style-name="Table3.B4" office:value-type="string">
            <text:p text:style-name="P20">x $1<text:span text:style-name="T27">5</text:span> per race</text:p>
            <text:p text:style-name="P20">**See Discount Below**</text:p>
          </table:table-cell>
          <table:table-cell table:style-name="Table3.D2" office:value-type="string">
            <text:p text:style-name="P15"><text:s/>=<draw:control text:anchor-type="as-char" draw:z-index="32" draw:style-name="gr2" draw:text-style-name="P38" svg:width="2.1406in" svg:height="0.1406in" draw:control="control33"/></text:p>
          </table:table-cell>
        </table:table-row>
        <table:table-row>
          <table:table-cell table:style-name="Table3.A5" table:number-columns-spanned="3" office:value-type="string">
            <text:p text:style-name="P16">Series Discount Deal!!<text:span text:style-name="T8"> Register </text:span>NOW<text:span text:style-name="T8"> for all </text:span><text:span text:style-name="T10">4</text:span><text:span text:style-name="T8"> races for just $</text:span><text:span text:style-name="T10">90</text:span><text:span text:style-name="T8">, 18 and younger race all </text:span><text:span text:style-name="T9">5</text:span><text:span text:style-name="T8"> for $</text:span><text:span text:style-name="T10">50</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5"><text:s/>=<draw:control text:anchor-type="as-char" svg:y="-0.1291in" draw:z-index="33" draw:style-name="gr4" draw:text-style-name="P38" svg:width="2.1358in" svg:height="0.1406in" draw:control="control34"/></text:p>
          </table:table-cell>
        </table:table-row>
      </table:table>
      <text:p text:style-name="P7">To register for the 20<text:span text:style-name="T37">20</text:span> ABD TT Series send completed form along with check or money order payable to:</text:p>
      <text:p text:style-name="P11">ABD Cycle Club, <text:span text:style-name="T26">27W181 Geneva Road</text:span>, <text:span text:style-name="T26">Winfield</text:span>, IL 601<text:span text:style-name="T26">90</text:span></text:p>
      <text:p text:style-name="P6">ENTRIES MUST BE RECEIVED AT LEAST 7 DAYS BEFORE THE EVENT – ANY ENTRIES POSTMARKED WITHIN 7 DAYS OF THE EVENT NEED TO INCLUDE THE $<text:span text:style-name="T29">5</text:span> LATE FEE OR IT WILL NOT BE PROCESSED!!!</text:p>
      <text:p text:style-name="P14">20<text:span text:style-name="T36">20</text:span> Accident Waiver and Release of Liability</text:p>
      <text:p text:style-name="P9"/>
      <text:p text:style-name="P4">I acknowledge that this athletic event is an extreme test of a person's physical and mental limits and carries with it the potential for death, serious injury and property loss. <text:s/>The risks include, but are not limited to, those caused by <text:span text:style-name="T32">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ext:span text:style-name="T32">(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4"/>
      <text:p text:style-name="P4">I hereby consent <text:span text:style-name="T32">to receive and be financially responsible for medical treatment, which may be deemed advisable in the event of my injury, accident and or illness.</text:span></text:p>
      <text:p text:style-name="P4"/>
      <text:p text:style-name="P4">I understand that at this event or related activities, <text:span text:style-name="T32">my image may be captured and allow photo, video or film images to be used for any legitimate purpose by the event holders, producers, sponsors, organizers and or assigns.</text:span></text:p>
      <text:p text:style-name="P4"/>
      <text:p text:style-name="P4">This <text:span text:style-name="T32">document</text:span> shall be construed broadly to provide a release and waiver to the maximum extent permissible under applicable law.</text:p>
      <text:p text:style-name="P4"/>
      <text:p text:style-name="P5">I hereby certify that I have read this document; and, I understand its content.</text:p>
      <text:p text:style-name="P4"><draw:control text:anchor-type="paragraph" draw:z-index="34" draw:style-name="gr5" draw:text-style-name="P38" svg:width="0.9898in" svg:height="0.1567in" svg:x="6.4528in" svg:y="0.048in" draw:control="control35"/></text:p>
      <text:p text:style-name="P4">Signature of entrant: <text:span text:style-name="T12"><text:s text:c="129"/></text:span><text:span text:style-name="T18"><text:s text:c="4"/>ABR member number: </text:span><text:span text:style-name="T12"><text:s text:c="36"/></text:span></text:p>
      <text:p text:style-name="P3"><text:s text:c="2"/></text:p>
      <text:p text:style-name="P3">Name of event: <text:s/>ABD 20<text:span text:style-name="T36">20</text:span> Indoor Time Trial Series</text:p>
      <text:p text:style-name="P3"/>
      <text:p text:style-name="P4"><text:span text:style-name="T18">Date of events:<text:tab/> <text:s text:c="3"/></text:span><text:span text:style-name="T12">1/</text:span><text:span text:style-name="T14">1</text:span><text:span text:style-name="T17">2</text:span><text:span text:style-name="T15"> </text:span><text:span text:style-name="T12">Indoor TT #1</text:span><text:span text:style-name="T18"> <text:s text:c="5"/></text:span><text:span text:style-name="T14">2</text:span><text:span text:style-name="T12">/</text:span><text:span text:style-name="T17">9</text:span><text:span text:style-name="T12"> Indoor TT #2</text:span><text:span text:style-name="T18"> <text:s text:c="5"/></text:span><text:span text:style-name="T14">3/</text:span><text:span text:style-name="T17">8</text:span><text:span text:style-name="T12"> Indoor TT #3</text:span><text:span text:style-name="T18"> <text:s text:c="5"/></text:span><text:span text:style-name="T13">4/</text:span><text:span text:style-name="T17">5</text:span><text:span text:style-name="T12"> Outdoor JFMTT</text:span></text:p>
      <text:p text:style-name="P3"><text:tab/><text:tab/><text:tab/>(any event you participate in on the above date(s) is covered by this single waiver)</text:p>
      <text:p text:style-name="P4"><draw:control text:anchor-type="paragraph" draw:z-index="35" draw:style-name="gr5" draw:text-style-name="P38" svg:width="6.4587in" svg:height="0.1598in" svg:x="0.9217in" svg:y="0.1in" draw:control="control36"/></text:p>
      <text:p text:style-name="P4">Name, printed: <text:span text:style-name="T12"><text:s text:c="225"/></text:span></text:p>
      <text:p text:style-name="P3"><draw:control text:anchor-type="paragraph" draw:z-index="36" draw:style-name="gr5" draw:text-style-name="P38" svg:width="3.3961in" svg:height="0.1406in" svg:x="0.828in" svg:y="0.1in" draw:control="control37"/><draw:control text:anchor-type="paragraph" draw:z-index="37" draw:style-name="gr5" draw:text-style-name="P38" svg:width="2.1043in" svg:height="0.1598in" svg:x="5.328in" svg:y="0.1in" draw:control="control38"/></text:p>
      <text:p text:style-name="P4"><text:span text:style-name="T18">Your address: </text:span><text:span text:style-name="T12"><text:s text:c="116"/></text:span><text:span text:style-name="T18"><text:s text:c="4"/>City, State &amp; Zip: </text:span><text:span text:style-name="T12"><text:s text:c="74"/></text:span></text:p>
      <text:p text:style-name="P3"><draw:control text:anchor-type="paragraph" draw:z-index="38" draw:style-name="gr5" draw:text-style-name="P38" svg:width="2.5732in" svg:height="0.1598in" svg:x="1.2236in" svg:y="0.1in" draw:control="control39"/><draw:control text:anchor-type="paragraph" draw:z-index="39" draw:style-name="gr5" draw:text-style-name="P38" svg:width="2.6358in" svg:height="0.1406in" svg:x="4.8071in" svg:y="0.1in" draw:control="control40"/></text:p>
      <text:p text:style-name="P4"><text:span text:style-name="T18">Your phone number: </text:span><text:span text:style-name="T12"><text:s text:c="89"/></text:span><text:span text:style-name="T18"><text:s text:c="4"/>Email address: </text:span><text:span text:style-name="T12"><text:s text:c="92"/></text:span></text:p>
      <text:p text:style-name="P3"><draw:control text:anchor-type="paragraph" draw:z-index="40" draw:style-name="gr5" draw:text-style-name="P38" svg:width="3.0106in" svg:height="0.1504in" svg:x="1.5571in" svg:y="0.1in" draw:control="control41"/><draw:control text:anchor-type="paragraph" draw:z-index="41" draw:style-name="gr5" draw:text-style-name="P38" svg:width="2.2504in" svg:height="0.1598in" svg:x="5.1925in" svg:y="0.1in" draw:control="control42"/></text:p>
      <text:p text:style-name="P4"><text:span text:style-name="T18">Call in case of emergency: </text:span><text:span text:style-name="T12"><text:s text:c="104"/></text:span><text:span text:style-name="T18"><text:s text:c="4"/>Phone: </text:span><text:span text:style-name="T12"><text:s text:c="81"/></text:span></text:p>
      <text:p text:style-name="P3"><draw:control text:anchor-type="paragraph" draw:z-index="42" draw:style-name="gr5" draw:text-style-name="P38" svg:width="1.2921in" svg:height="0.1406in" svg:x="1.4839in" svg:y="0.1in" draw:control="control43"/><draw:control text:anchor-type="paragraph" draw:z-index="43" draw:style-name="gr5" draw:text-style-name="P38" svg:width="1.2087in" svg:height="0.1303in" svg:x="4.3799in" svg:y="0.1in" draw:control="control44"/><draw:control text:anchor-type="paragraph" draw:z-index="44" draw:style-name="gr5" draw:text-style-name="P38" svg:width="1.0004in" svg:height="0.1406in" svg:x="6.4634in" svg:y="0.1in" draw:control="control45"/></text:p>
      <text:p text:style-name="P3">Ability Category Entered: <text:span text:style-name="T12"><text:s text:c="45"/></text:span><text:s text:c="4"/><text:span text:style-name="T3">OR</text:span> <text:s text:c="3"/>Age Group Entered: <text:span text:style-name="T12"><text:s text:c="42"/></text:span><text:s text:c="4"/>Racing Age: <text:span text:style-name="T12"><text:s text:c="36"/></text:span></text:p>
      <text:p text:style-name="P3"><draw:control text:anchor-type="paragraph" draw:z-index="45" draw:style-name="gr5" draw:text-style-name="P38" svg:width="3.8232in" svg:height="0.1598in" svg:x="0.7339in" svg:y="0.1in" draw:control="control46"/></text:p>
      <text:p text:style-name="P3">Racing club: <text:span text:style-name="T12"><text:s text:c="131"/></text:span><text:s text:c="4"/><text:span text:style-name="T1">(if none enter “Unattached”)</text:span></text:p>
      <text:p text:style-name="P8"/>
      <text:p text:style-name="P10">PARENT GUARDIAN WAIVER FOR MINORS (Under 18 Years Old)</text:p>
      <text:p text:style-name="P8"/>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8" svg:width="1.3441in" svg:height="0.1406in" svg:x="6.0673in" svg:y="0.1in" draw:control="control47"/></text:p>
      <text:p text:style-name="P3">Signature of Parent or Guardian: <text:span text:style-name="T12"><text:s text:c="125"/></text:span><text:s text:c="4"/>Date: <text:span text:style-name="T12"><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20-01-04T21:27:30.339256130</dc:date>
    <meta:editing-duration>PT4H9M29S</meta:editing-duration>
    <meta:editing-cycles>69</meta:editing-cycles>
    <meta:generator>LibreOffice/6.2.8.2$Linux_X86_64 LibreOffice_project/20$Build-2</meta:generator>
    <meta:document-statistic meta:table-count="4" meta:image-count="0" meta:object-count="0" meta:page-count="2" meta:paragraph-count="167" meta:word-count="1056" meta:character-count="7607" meta:non-whitespace-character-count="5153"/>
  </office:meta>
</office:document-meta>
</file>